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test_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init/move_to_home/acceleration_scaling</text:p>
          </table:table-cell>
          <table:table-cell office:value-type="string">
            <text:p>/init/move_to_home/velocity_scaling</text:p>
          </table:table-cell>
          <table:table-cell office:value-type="string">
            <text:p>/init/move_to_home/relative_position_0</text:p>
          </table:table-cell>
          <table:table-cell office:value-type="string">
            <text:p>/init/move_to_home/relative_position_1</text:p>
          </table:table-cell>
          <table:table-cell office:value-type="string">
            <text:p>/init/move_to_home/relative_position_2</text:p>
          </table:table-cell>
          <table:table-cell office:value-type="string">
            <text:p>/init/move_to_home/relative_orientation_0</text:p>
          </table:table-cell>
          <table:table-cell office:value-type="string">
            <text:p>/init/move_to_home/relative_orientation_1</text:p>
          </table:table-cell>
          <table:table-cell office:value-type="string">
            <text:p>/init/move_to_home/relative_orientation_2</text:p>
          </table:table-cell>
          <table:table-cell office:value-type="string">
            <text:p>/init/move_to_home/relative_orientation_3</text:p>
          </table:table-cell>
          <table:table-cell office:value-type="string">
            <text:p>/init/open_gripper/fail</text:p>
          </table:table-cell>
          <table:table-cell office:value-type="string">
            <text:p>/init/open_gripper/executed</text:p>
          </table:table-cell>
          <table:table-cell office:value-type="string">
            <text:p>/init/open_gripper/duration</text:p>
          </table:table-cell>
          <table:table-cell office:value-type="string">
            <text:p>/init/open_gripper/max_force</text:p>
          </table:table-cell>
          <table:table-cell office:value-type="string">
            <text:p>/init/open_gripper/max_wrench_0</text:p>
          </table:table-cell>
          <table:table-cell office:value-type="string">
            <text:p>/init/open_gripper/max_wrench_1</text:p>
          </table:table-cell>
          <table:table-cell office:value-type="string">
            <text:p>/init/open_gripper/max_wrench_2</text:p>
          </table:table-cell>
          <table:table-cell office:value-type="string">
            <text:p>/init/open_gripper/max_wrench_3</text:p>
          </table:table-cell>
          <table:table-cell office:value-type="string">
            <text:p>/init/open_gripper/max_wrench_4</text:p>
          </table:table-cell>
          <table:table-cell office:value-type="string">
            <text:p>/init/open_gripper/max_wrench_5</text:p>
          </table:table-cell>
          <table:table-cell office:value-type="string">
            <text:p>/init/duration</text:p>
          </table:table-cell>
          <table:table-cell office:value-type="string">
            <text:p>/init/max_force</text:p>
          </table:table-cell>
          <table:table-cell office:value-type="string">
            <text:p>/init/executed</text:p>
          </table:table-cell>
          <table:table-cell office:value-type="string">
            <text:p>/init/failure</text:p>
          </table:table-cell>
          <table:table-cell office:value-type="string">
            <text:p>/init/max_wrench_0</text:p>
          </table:table-cell>
          <table:table-cell office:value-type="string">
            <text:p>/init/max_wrench_1</text:p>
          </table:table-cell>
          <table:table-cell office:value-type="string">
            <text:p>/init/max_wrench_2</text:p>
          </table:table-cell>
          <table:table-cell office:value-type="string">
            <text:p>/init/max_wrench_3</text:p>
          </table:table-cell>
          <table:table-cell office:value-type="string">
            <text:p>/init/max_wrench_4</text:p>
          </table:table-cell>
          <table:table-cell office:value-type="string">
            <text:p>/init/max_wrench_5</text:p>
          </table:table-cell>
          <table:table-cell office:value-type="string">
            <text:p>/can_peg_in_hole/open_gripper/fail</text:p>
          </table:table-cell>
          <table:table-cell office:value-type="string">
            <text:p>/can_peg_in_hole/open_gripper/executed</text:p>
          </table:table-cell>
          <table:table-cell office:value-type="string">
            <text:p>/can_peg_in_hole/open_gripper/duration</text:p>
          </table:table-cell>
          <table:table-cell office:value-type="string">
            <text:p>/can_peg_in_hole/open_gripper/max_force</text:p>
          </table:table-cell>
          <table:table-cell office:value-type="string">
            <text:p>/can_peg_in_hole/open_gripper/max_wrench_0</text:p>
          </table:table-cell>
          <table:table-cell office:value-type="string">
            <text:p>/can_peg_in_hole/open_gripper/max_wrench_1</text:p>
          </table:table-cell>
          <table:table-cell office:value-type="string">
            <text:p>/can_peg_in_hole/open_gripper/max_wrench_2</text:p>
          </table:table-cell>
          <table:table-cell office:value-type="string">
            <text:p>/can_peg_in_hole/open_gripper/max_wrench_3</text:p>
          </table:table-cell>
          <table:table-cell office:value-type="string">
            <text:p>/can_peg_in_hole/open_gripper/max_wrench_4</text:p>
          </table:table-cell>
          <table:table-cell office:value-type="string">
            <text:p>/can_peg_in_hole/open_gripper/max_wrench_5</text:p>
          </table:table-cell>
          <table:table-cell office:value-type="string">
            <text:p>/can_peg_in_hole/move_to_can_approach/acceleration_scaling</text:p>
          </table:table-cell>
          <table:table-cell office:value-type="string">
            <text:p>/can_peg_in_hole/move_to_can_approach/velocity_scaling</text:p>
          </table:table-cell>
          <table:table-cell office:value-type="string">
            <text:p>/can_peg_in_hole/move_to_can_approach/relative_position_0</text:p>
          </table:table-cell>
          <table:table-cell office:value-type="string">
            <text:p>/can_peg_in_hole/move_to_can_approach/relative_position_1</text:p>
          </table:table-cell>
          <table:table-cell office:value-type="string">
            <text:p>/can_peg_in_hole/move_to_can_approach/relative_position_2</text:p>
          </table:table-cell>
          <table:table-cell office:value-type="string">
            <text:p>/can_peg_in_hole/move_to_can_approach/relative_orientation_0</text:p>
          </table:table-cell>
          <table:table-cell office:value-type="string">
            <text:p>/can_peg_in_hole/move_to_can_approach/relative_orientation_1</text:p>
          </table:table-cell>
          <table:table-cell office:value-type="string">
            <text:p>/can_peg_in_hole/move_to_can_approach/relative_orientation_2</text:p>
          </table:table-cell>
          <table:table-cell office:value-type="string">
            <text:p>/can_peg_in_hole/move_to_can_approach/relative_orientation_3</text:p>
          </table:table-cell>
          <table:table-cell office:value-type="string">
            <text:p>/can_peg_in_hole/move_to_can_approach/planning_time</text:p>
          </table:table-cell>
          <table:table-cell office:value-type="string">
            <text:p>/can_peg_in_hole/move_to_can_approach/replan_attempts</text:p>
          </table:table-cell>
          <table:table-cell office:value-type="string">
            <text:p>/can_peg_in_hole/move_to_can_approach/executed</text:p>
          </table:table-cell>
          <table:table-cell office:value-type="string">
            <text:p>/can_peg_in_hole/move_to_can_approach/duration</text:p>
          </table:table-cell>
          <table:table-cell office:value-type="string">
            <text:p>/can_peg_in_hole/move_to_can_approach/max_force</text:p>
          </table:table-cell>
          <table:table-cell office:value-type="string">
            <text:p>/can_peg_in_hole/move_to_can_approach/max_wrench_0</text:p>
          </table:table-cell>
          <table:table-cell office:value-type="string">
            <text:p>/can_peg_in_hole/move_to_can_approach/max_wrench_1</text:p>
          </table:table-cell>
          <table:table-cell office:value-type="string">
            <text:p>/can_peg_in_hole/move_to_can_approach/max_wrench_2</text:p>
          </table:table-cell>
          <table:table-cell office:value-type="string">
            <text:p>/can_peg_in_hole/move_to_can_approach/max_wrench_3</text:p>
          </table:table-cell>
          <table:table-cell office:value-type="string">
            <text:p>/can_peg_in_hole/move_to_can_approach/max_wrench_4</text:p>
          </table:table-cell>
          <table:table-cell office:value-type="string">
            <text:p>/can_peg_in_hole/move_to_can_approach/max_wrench_5</text:p>
          </table:table-cell>
          <table:table-cell office:value-type="string">
            <text:p>/can_peg_in_hole/move_to_can_approach/final_distance</text:p>
          </table:table-cell>
          <table:table-cell office:value-type="string">
            <text:p>/can_peg_in_hole/move_to_can_grasp/acceleration_scaling</text:p>
          </table:table-cell>
          <table:table-cell office:value-type="string">
            <text:p>/can_peg_in_hole/move_to_can_grasp/velocity_scaling</text:p>
          </table:table-cell>
          <table:table-cell office:value-type="string">
            <text:p>/can_peg_in_hole/move_to_can_grasp/relative_position_0</text:p>
          </table:table-cell>
          <table:table-cell office:value-type="string">
            <text:p>/can_peg_in_hole/move_to_can_grasp/relative_position_1</text:p>
          </table:table-cell>
          <table:table-cell office:value-type="string">
            <text:p>/can_peg_in_hole/move_to_can_grasp/relative_position_2</text:p>
          </table:table-cell>
          <table:table-cell office:value-type="string">
            <text:p>/can_peg_in_hole/move_to_can_grasp/relative_orientation_0</text:p>
          </table:table-cell>
          <table:table-cell office:value-type="string">
            <text:p>/can_peg_in_hole/move_to_can_grasp/relative_orientation_1</text:p>
          </table:table-cell>
          <table:table-cell office:value-type="string">
            <text:p>/can_peg_in_hole/move_to_can_grasp/relative_orientation_2</text:p>
          </table:table-cell>
          <table:table-cell office:value-type="string">
            <text:p>/can_peg_in_hole/move_to_can_grasp/relative_orientation_3</text:p>
          </table:table-cell>
          <table:table-cell office:value-type="string">
            <text:p>/can_peg_in_hole/move_to_can_grasp/planning_time</text:p>
          </table:table-cell>
          <table:table-cell office:value-type="string">
            <text:p>/can_peg_in_hole/move_to_can_grasp/replan_attempts</text:p>
          </table:table-cell>
          <table:table-cell office:value-type="string">
            <text:p>/can_peg_in_hole/move_to_can_grasp/executed</text:p>
          </table:table-cell>
          <table:table-cell office:value-type="string">
            <text:p>/can_peg_in_hole/move_to_can_grasp/duration</text:p>
          </table:table-cell>
          <table:table-cell office:value-type="string">
            <text:p>/can_peg_in_hole/move_to_can_grasp/max_force</text:p>
          </table:table-cell>
          <table:table-cell office:value-type="string">
            <text:p>/can_peg_in_hole/move_to_can_grasp/max_wrench_0</text:p>
          </table:table-cell>
          <table:table-cell office:value-type="string">
            <text:p>/can_peg_in_hole/move_to_can_grasp/max_wrench_1</text:p>
          </table:table-cell>
          <table:table-cell office:value-type="string">
            <text:p>/can_peg_in_hole/move_to_can_grasp/max_wrench_2</text:p>
          </table:table-cell>
          <table:table-cell office:value-type="string">
            <text:p>/can_peg_in_hole/move_to_can_grasp/max_wrench_3</text:p>
          </table:table-cell>
          <table:table-cell office:value-type="string">
            <text:p>/can_peg_in_hole/move_to_can_grasp/max_wrench_4</text:p>
          </table:table-cell>
          <table:table-cell office:value-type="string">
            <text:p>/can_peg_in_hole/move_to_can_grasp/max_wrench_5</text:p>
          </table:table-cell>
          <table:table-cell office:value-type="string">
            <text:p>/can_peg_in_hole/move_to_can_grasp/final_distance</text:p>
          </table:table-cell>
          <table:table-cell office:value-type="string">
            <text:p>/can_peg_in_hole/move_to_can_grasp/test_number</text:p>
          </table:table-cell>
          <table:table-cell office:value-type="string">
            <text:p>/can_peg_in_hole/move_to_can_grasp/acceleration_scaling_old</text:p>
          </table:table-cell>
          <table:table-cell office:value-type="string">
            <text:p>/can_peg_in_hole/move_to_can_grasp/relative_position_old_0</text:p>
          </table:table-cell>
          <table:table-cell office:value-type="string">
            <text:p>/can_peg_in_hole/move_to_can_grasp/relative_position_old_1</text:p>
          </table:table-cell>
          <table:table-cell office:value-type="string">
            <text:p>/can_peg_in_hole/move_to_can_grasp/relative_position_old_2</text:p>
          </table:table-cell>
          <table:table-cell office:value-type="string">
            <text:p>/can_peg_in_hole/move_to_can_grasp/velocity_scaling_old</text:p>
          </table:table-cell>
          <table:table-cell office:value-type="string">
            <text:p>/can_peg_in_hole/move_to_can_grasp/reward_old</text:p>
          </table:table-cell>
          <table:table-cell office:value-type="string">
            <text:p>/can_peg_in_hole/close_gripper/fail</text:p>
          </table:table-cell>
          <table:table-cell office:value-type="string">
            <text:p>/can_peg_in_hole/close_gripper/executed</text:p>
          </table:table-cell>
          <table:table-cell office:value-type="string">
            <text:p>/can_peg_in_hole/close_gripper/duration</text:p>
          </table:table-cell>
          <table:table-cell office:value-type="string">
            <text:p>/can_peg_in_hole/close_gripper/max_force</text:p>
          </table:table-cell>
          <table:table-cell office:value-type="string">
            <text:p>/can_peg_in_hole/close_gripper/max_wrench_0</text:p>
          </table:table-cell>
          <table:table-cell office:value-type="string">
            <text:p>/can_peg_in_hole/close_gripper/max_wrench_1</text:p>
          </table:table-cell>
          <table:table-cell office:value-type="string">
            <text:p>/can_peg_in_hole/close_gripper/max_wrench_2</text:p>
          </table:table-cell>
          <table:table-cell office:value-type="string">
            <text:p>/can_peg_in_hole/close_gripper/max_wrench_3</text:p>
          </table:table-cell>
          <table:table-cell office:value-type="string">
            <text:p>/can_peg_in_hole/close_gripper/max_wrench_4</text:p>
          </table:table-cell>
          <table:table-cell office:value-type="string">
            <text:p>/can_peg_in_hole/close_gripper/max_wrench_5</text:p>
          </table:table-cell>
          <table:table-cell office:value-type="string">
            <text:p>/can_peg_in_hole/return/position_0</text:p>
          </table:table-cell>
          <table:table-cell office:value-type="string">
            <text:p>/can_peg_in_hole/return/position_1</text:p>
          </table:table-cell>
          <table:table-cell office:value-type="string">
            <text:p>/can_peg_in_hole/return/position_2</text:p>
          </table:table-cell>
          <table:table-cell office:value-type="string">
            <text:p>/can_peg_in_hole/return/quaternion_0</text:p>
          </table:table-cell>
          <table:table-cell office:value-type="string">
            <text:p>/can_peg_in_hole/return/quaternion_1</text:p>
          </table:table-cell>
          <table:table-cell office:value-type="string">
            <text:p>/can_peg_in_hole/return/quaternion_2</text:p>
          </table:table-cell>
          <table:table-cell office:value-type="string">
            <text:p>/can_peg_in_hole/return/quaternion_3</text:p>
          </table:table-cell>
          <table:table-cell office:value-type="string">
            <text:p>/can_peg_in_hole/return/linear_velocity_m_s</text:p>
          </table:table-cell>
          <table:table-cell office:value-type="string">
            <text:p>/can_peg_in_hole/return/angular_velocity_rad_s</text:p>
          </table:table-cell>
          <table:table-cell office:value-type="string">
            <text:p>/can_peg_in_hole/return/executed</text:p>
          </table:table-cell>
          <table:table-cell office:value-type="string">
            <text:p>/can_peg_in_hole/return/duration</text:p>
          </table:table-cell>
          <table:table-cell office:value-type="string">
            <text:p>/can_peg_in_hole/return/max_force</text:p>
          </table:table-cell>
          <table:table-cell office:value-type="string">
            <text:p>/can_peg_in_hole/return/max_wrench_0</text:p>
          </table:table-cell>
          <table:table-cell office:value-type="string">
            <text:p>/can_peg_in_hole/return/max_wrench_1</text:p>
          </table:table-cell>
          <table:table-cell office:value-type="string">
            <text:p>/can_peg_in_hole/return/max_wrench_2</text:p>
          </table:table-cell>
          <table:table-cell office:value-type="string">
            <text:p>/can_peg_in_hole/return/max_wrench_3</text:p>
          </table:table-cell>
          <table:table-cell office:value-type="string">
            <text:p>/can_peg_in_hole/return/max_wrench_4</text:p>
          </table:table-cell>
          <table:table-cell office:value-type="string">
            <text:p>/can_peg_in_hole/return/max_wrench_5</text:p>
          </table:table-cell>
          <table:table-cell office:value-type="string">
            <text:p>/can_peg_in_hole/return/final_distance</text:p>
          </table:table-cell>
          <table:table-cell office:value-type="string">
            <text:p>/can_peg_in_hole/move_to_hole_approach/acceleration_scaling</text:p>
          </table:table-cell>
          <table:table-cell office:value-type="string">
            <text:p>/can_peg_in_hole/move_to_hole_approach/velocity_scaling</text:p>
          </table:table-cell>
          <table:table-cell office:value-type="string">
            <text:p>/can_peg_in_hole/move_to_hole_approach/relative_position_0</text:p>
          </table:table-cell>
          <table:table-cell office:value-type="string">
            <text:p>/can_peg_in_hole/move_to_hole_approach/relative_position_1</text:p>
          </table:table-cell>
          <table:table-cell office:value-type="string">
            <text:p>/can_peg_in_hole/move_to_hole_approach/relative_position_2</text:p>
          </table:table-cell>
          <table:table-cell office:value-type="string">
            <text:p>/can_peg_in_hole/move_to_hole_approach/relative_orientation_0</text:p>
          </table:table-cell>
          <table:table-cell office:value-type="string">
            <text:p>/can_peg_in_hole/move_to_hole_approach/relative_orientation_1</text:p>
          </table:table-cell>
          <table:table-cell office:value-type="string">
            <text:p>/can_peg_in_hole/move_to_hole_approach/relative_orientation_2</text:p>
          </table:table-cell>
          <table:table-cell office:value-type="string">
            <text:p>/can_peg_in_hole/move_to_hole_approach/relative_orientation_3</text:p>
          </table:table-cell>
          <table:table-cell office:value-type="string">
            <text:p>/can_peg_in_hole/move_to_hole_approach/planning_time</text:p>
          </table:table-cell>
          <table:table-cell office:value-type="string">
            <text:p>/can_peg_in_hole/move_to_hole_approach/replan_attempts</text:p>
          </table:table-cell>
          <table:table-cell office:value-type="string">
            <text:p>/can_peg_in_hole/move_to_hole_approach/executed</text:p>
          </table:table-cell>
          <table:table-cell office:value-type="string">
            <text:p>/can_peg_in_hole/move_to_hole_approach/duration</text:p>
          </table:table-cell>
          <table:table-cell office:value-type="string">
            <text:p>/can_peg_in_hole/move_to_hole_approach/max_force</text:p>
          </table:table-cell>
          <table:table-cell office:value-type="string">
            <text:p>/can_peg_in_hole/move_to_hole_approach/max_wrench_0</text:p>
          </table:table-cell>
          <table:table-cell office:value-type="string">
            <text:p>/can_peg_in_hole/move_to_hole_approach/max_wrench_1</text:p>
          </table:table-cell>
          <table:table-cell office:value-type="string">
            <text:p>/can_peg_in_hole/move_to_hole_approach/max_wrench_2</text:p>
          </table:table-cell>
          <table:table-cell office:value-type="string">
            <text:p>/can_peg_in_hole/move_to_hole_approach/max_wrench_3</text:p>
          </table:table-cell>
          <table:table-cell office:value-type="string">
            <text:p>/can_peg_in_hole/move_to_hole_approach/max_wrench_4</text:p>
          </table:table-cell>
          <table:table-cell office:value-type="string">
            <text:p>/can_peg_in_hole/move_to_hole_approach/max_wrench_5</text:p>
          </table:table-cell>
          <table:table-cell office:value-type="string">
            <text:p>/can_peg_in_hole/move_to_hole_approach/final_distance</text:p>
          </table:table-cell>
          <table:table-cell office:value-type="string">
            <text:p>/can_peg_in_hole/move_to_hole_insertion/acceleration_scaling</text:p>
          </table:table-cell>
          <table:table-cell office:value-type="string">
            <text:p>/can_peg_in_hole/move_to_hole_insertion/velocity_scaling</text:p>
          </table:table-cell>
          <table:table-cell office:value-type="string">
            <text:p>/can_peg_in_hole/move_to_hole_insertion/relative_position_0</text:p>
          </table:table-cell>
          <table:table-cell office:value-type="string">
            <text:p>/can_peg_in_hole/move_to_hole_insertion/relative_position_1</text:p>
          </table:table-cell>
          <table:table-cell office:value-type="string">
            <text:p>/can_peg_in_hole/move_to_hole_insertion/relative_position_2</text:p>
          </table:table-cell>
          <table:table-cell office:value-type="string">
            <text:p>/can_peg_in_hole/move_to_hole_insertion/relative_orientation_0</text:p>
          </table:table-cell>
          <table:table-cell office:value-type="string">
            <text:p>/can_peg_in_hole/move_to_hole_insertion/relative_orientation_1</text:p>
          </table:table-cell>
          <table:table-cell office:value-type="string">
            <text:p>/can_peg_in_hole/move_to_hole_insertion/relative_orientation_2</text:p>
          </table:table-cell>
          <table:table-cell office:value-type="string">
            <text:p>/can_peg_in_hole/move_to_hole_insertion/relative_orientation_3</text:p>
          </table:table-cell>
          <table:table-cell office:value-type="string">
            <text:p>/can_peg_in_hole/move_to_hole_insertion/planning_time</text:p>
          </table:table-cell>
          <table:table-cell office:value-type="string">
            <text:p>/can_peg_in_hole/move_to_hole_insertion/replan_attempts</text:p>
          </table:table-cell>
          <table:table-cell office:value-type="string">
            <text:p>/can_peg_in_hole/move_to_hole_insertion/executed</text:p>
          </table:table-cell>
          <table:table-cell office:value-type="string">
            <text:p>/can_peg_in_hole/move_to_hole_insertion/duration</text:p>
          </table:table-cell>
          <table:table-cell office:value-type="string">
            <text:p>/can_peg_in_hole/move_to_hole_insertion/max_force</text:p>
          </table:table-cell>
          <table:table-cell office:value-type="string">
            <text:p>/can_peg_in_hole/move_to_hole_insertion/max_wrench_0</text:p>
          </table:table-cell>
          <table:table-cell office:value-type="string">
            <text:p>/can_peg_in_hole/move_to_hole_insertion/max_wrench_1</text:p>
          </table:table-cell>
          <table:table-cell office:value-type="string">
            <text:p>/can_peg_in_hole/move_to_hole_insertion/max_wrench_2</text:p>
          </table:table-cell>
          <table:table-cell office:value-type="string">
            <text:p>/can_peg_in_hole/move_to_hole_insertion/max_wrench_3</text:p>
          </table:table-cell>
          <table:table-cell office:value-type="string">
            <text:p>/can_peg_in_hole/move_to_hole_insertion/max_wrench_4</text:p>
          </table:table-cell>
          <table:table-cell office:value-type="string">
            <text:p>/can_peg_in_hole/move_to_hole_insertion/max_wrench_5</text:p>
          </table:table-cell>
          <table:table-cell office:value-type="string">
            <text:p>/can_peg_in_hole/move_to_hole_insertion/final_distance</text:p>
          </table:table-cell>
          <table:table-cell office:value-type="string">
            <text:p>/can_peg_in_hole/move_to_hole_insertion/test_number</text:p>
          </table:table-cell>
          <table:table-cell office:value-type="string">
            <text:p>/can_peg_in_hole/move_to_hole_insertion/acceleration_scaling_old</text:p>
          </table:table-cell>
          <table:table-cell office:value-type="string">
            <text:p>/can_peg_in_hole/move_to_hole_insertion/relative_position_old_0</text:p>
          </table:table-cell>
          <table:table-cell office:value-type="string">
            <text:p>/can_peg_in_hole/move_to_hole_insertion/relative_position_old_1</text:p>
          </table:table-cell>
          <table:table-cell office:value-type="string">
            <text:p>/can_peg_in_hole/move_to_hole_insertion/relative_position_old_2</text:p>
          </table:table-cell>
          <table:table-cell office:value-type="string">
            <text:p>/can_peg_in_hole/move_to_hole_insertion/velocity_scaling_old</text:p>
          </table:table-cell>
          <table:table-cell office:value-type="string">
            <text:p>/can_peg_in_hole/move_to_hole_insertion/reward_old</text:p>
          </table:table-cell>
          <table:table-cell office:value-type="string">
            <text:p>/can_peg_in_hole/insert/release</text:p>
          </table:table-cell>
          <table:table-cell office:value-type="string">
            <text:p>/can_peg_in_hole/insert/release_condition</text:p>
          </table:table-cell>
          <table:table-cell office:value-type="string">
            <text:p>/can_peg_in_hole/insert/goal_twist_0</text:p>
          </table:table-cell>
          <table:table-cell office:value-type="string">
            <text:p>/can_peg_in_hole/insert/goal_twist_1</text:p>
          </table:table-cell>
          <table:table-cell office:value-type="string">
            <text:p>/can_peg_in_hole/insert/goal_twist_2</text:p>
          </table:table-cell>
          <table:table-cell office:value-type="string">
            <text:p>/can_peg_in_hole/insert/goal_twist_3</text:p>
          </table:table-cell>
          <table:table-cell office:value-type="string">
            <text:p>/can_peg_in_hole/insert/goal_twist_4</text:p>
          </table:table-cell>
          <table:table-cell office:value-type="string">
            <text:p>/can_peg_in_hole/insert/goal_twist_5</text:p>
          </table:table-cell>
          <table:table-cell office:value-type="string">
            <text:p>/can_peg_in_hole/insert/target_force</text:p>
          </table:table-cell>
          <table:table-cell office:value-type="string">
            <text:p>/can_peg_in_hole/insert/executed</text:p>
          </table:table-cell>
          <table:table-cell office:value-type="string">
            <text:p>/can_peg_in_hole/insert/duration</text:p>
          </table:table-cell>
          <table:table-cell office:value-type="string">
            <text:p>/can_peg_in_hole/insert/max_force</text:p>
          </table:table-cell>
          <table:table-cell office:value-type="string">
            <text:p>/can_peg_in_hole/insert/max_wrench_0</text:p>
          </table:table-cell>
          <table:table-cell office:value-type="string">
            <text:p>/can_peg_in_hole/insert/max_wrench_1</text:p>
          </table:table-cell>
          <table:table-cell office:value-type="string">
            <text:p>/can_peg_in_hole/insert/max_wrench_2</text:p>
          </table:table-cell>
          <table:table-cell office:value-type="string">
            <text:p>/can_peg_in_hole/insert/max_wrench_3</text:p>
          </table:table-cell>
          <table:table-cell office:value-type="string">
            <text:p>/can_peg_in_hole/insert/max_wrench_4</text:p>
          </table:table-cell>
          <table:table-cell office:value-type="string">
            <text:p>/can_peg_in_hole/insert/max_wrench_5</text:p>
          </table:table-cell>
          <table:table-cell office:value-type="string">
            <text:p>/can_peg_in_hole/insert/final_distance</text:p>
          </table:table-cell>
          <table:table-cell office:value-type="string">
            <text:p>/can_peg_in_hole/insert/test_number</text:p>
          </table:table-cell>
          <table:table-cell office:value-type="string">
            <text:p>/can_peg_in_hole/insert/goal_twist_old_0</text:p>
          </table:table-cell>
          <table:table-cell office:value-type="string">
            <text:p>/can_peg_in_hole/insert/goal_twist_old_1</text:p>
          </table:table-cell>
          <table:table-cell office:value-type="string">
            <text:p>/can_peg_in_hole/insert/goal_twist_old_2</text:p>
          </table:table-cell>
          <table:table-cell office:value-type="string">
            <text:p>/can_peg_in_hole/insert/goal_twist_old_3</text:p>
          </table:table-cell>
          <table:table-cell office:value-type="string">
            <text:p>/can_peg_in_hole/insert/goal_twist_old_4</text:p>
          </table:table-cell>
          <table:table-cell office:value-type="string">
            <text:p>/can_peg_in_hole/insert/goal_twist_old_5</text:p>
          </table:table-cell>
          <table:table-cell office:value-type="string">
            <text:p>/can_peg_in_hole/insert/target_force_old</text:p>
          </table:table-cell>
          <table:table-cell office:value-type="string">
            <text:p>/can_peg_in_hole/insert/reward_old</text:p>
          </table:table-cell>
          <table:table-cell office:value-type="string">
            <text:p>/can_peg_in_hole/test_number</text:p>
          </table:table-cell>
          <table:table-cell office:value-type="string">
            <text:p>/can_peg_in_hole/duration</text:p>
          </table:table-cell>
          <table:table-cell office:value-type="string">
            <text:p>/can_peg_in_hole/max_force</text:p>
          </table:table-cell>
          <table:table-cell office:value-type="string">
            <text:p>/can_peg_in_hole/executed</text:p>
          </table:table-cell>
          <table:table-cell office:value-type="string">
            <text:p>/can_peg_in_hole/failure</text:p>
          </table:table-cell>
          <table:table-cell office:value-type="string">
            <text:p>/can_peg_in_hole/max_wrench_0</text:p>
          </table:table-cell>
          <table:table-cell office:value-type="string">
            <text:p>/can_peg_in_hole/max_wrench_1</text:p>
          </table:table-cell>
          <table:table-cell office:value-type="string">
            <text:p>/can_peg_in_hole/max_wrench_2</text:p>
          </table:table-cell>
          <table:table-cell office:value-type="string">
            <text:p>/can_peg_in_hole/max_wrench_3</text:p>
          </table:table-cell>
          <table:table-cell office:value-type="string">
            <text:p>/can_peg_in_hole/max_wrench_4</text:p>
          </table:table-cell>
          <table:table-cell office:value-type="string">
            <text:p>/can_peg_in_hole/max_wrench_5</text:p>
          </table:table-cell>
          <table:table-cell office:value-type="string">
            <text:p>/can_peg_in_hole/final_distance</text:p>
          </table:table-cell>
          <table:table-cell office:value-type="string">
            <text:p>/can_peg_in_hole/place_tollerance</text:p>
          </table:table-cell>
          <table:table-cell office:value-type="string">
            <text:p>/can_peg_in_hole/fail</text:p>
          </table:table-cell>
          <table:table-cell office:value-type="string">
            <text:p>/can_peg_in_hole/duration_reward</text:p>
          </table:table-cell>
          <table:table-cell office:value-type="string">
            <text:p>/can_peg_in_hole/failure_reward</text:p>
          </table:table-cell>
          <table:table-cell office:value-type="string">
            <text:p>/can_peg_in_hole/final_distance_reward</text:p>
          </table:table-cell>
          <table:table-cell office:value-type="string">
            <text:p>/can_peg_in_hole/max_force_reward</text:p>
          </table:table-cell>
          <table:table-cell office:value-type="string">
            <text:p>/can_peg_in_hole/total_reward</text:p>
          </table:table-cell>
          <table:table-cell office:value-type="string">
            <text:p>/can_peg_in_hole/total_reward_old</text:p>
          </table:table-cell>
          <table:table-cell office:value-type="string">
            <text:p>/can_peg_in_hole/test_number_star</text:p>
          </table:table-cell>
          <table:table-cell office:value-type="string">
            <text:p>iteration</text:p>
          </table:table-cell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1" office:value-type="float"/>
          <table:table-cell office:value="2.0289999999999964" office:value-type="float"/>
          <table:table-cell office:value="75.96096004739066" office:value-type="float"/>
          <table:table-cell office:value="33.72977897838584" office:value-type="float"/>
          <table:table-cell office:value="61.22257405817041" office:value-type="float"/>
          <table:table-cell office:value="33.96361044505747" office:value-type="float"/>
          <table:table-cell office:value="3.8228321638246383" office:value-type="float"/>
          <table:table-cell office:value="2.9760753532382185" office:value-type="float"/>
          <table:table-cell office:value="7.572979166062925" office:value-type="float"/>
          <table:table-cell office:value="6.061999999999955" office:value-type="float"/>
          <table:table-cell office:value="95.90266451601927" office:value-type="float"/>
          <table:table-cell office:value="1" office:value-type="float"/>
          <table:table-cell office:value="0" office:value-type="float"/>
          <table:table-cell office:value="57.57104477341103" office:value-type="float"/>
          <table:table-cell office:value="61.26303892726518" office:value-type="float"/>
          <table:table-cell office:value="53.519278274837546" office:value-type="float"/>
          <table:table-cell office:value="8.427569936237367" office:value-type="float"/>
          <table:table-cell office:value="10.136946453535234" office:value-type="float"/>
          <table:table-cell office:value="7.572979166062925" office:value-type="float"/>
          <table:table-cell office:value="0" office:value-type="float"/>
          <table:table-cell office:value="1" office:value-type="float"/>
          <table:table-cell office:value="1.8390000000000555" office:value-type="float"/>
          <table:table-cell office:value="7.241686867243885" office:value-type="float"/>
          <table:table-cell office:value="0.11244653856834441" office:value-type="float"/>
          <table:table-cell office:value="5.825783778019556" office:value-type="float"/>
          <table:table-cell office:value="4.299956724310228" office:value-type="float"/>
          <table:table-cell office:value="1.4366258620317613" office:value-type="float"/>
          <table:table-cell office:value="0.08507242715098084" office:value-type="float"/>
          <table:table-cell office:value="0.6165580360843248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10" office:value-type="float"/>
          <table:table-cell office:value="1" office:value-type="float"/>
          <table:table-cell office:value="2.0119999999999436" office:value-type="float"/>
          <table:table-cell office:value="199.80997165287272" office:value-type="float"/>
          <table:table-cell office:value="137.74920647925217" office:value-type="float"/>
          <table:table-cell office:value="6.9446691961905085" office:value-type="float"/>
          <table:table-cell office:value="144.57161704848446" office:value-type="float"/>
          <table:table-cell office:value="1.836521668688085" office:value-type="float"/>
          <table:table-cell office:value="1.2403973505298105" office:value-type="float"/>
          <table:table-cell office:value="3.937215900103494" office:value-type="float"/>
          <table:table-cell office:value="0.3059860595630462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10" office:value-type="float"/>
          <table:table-cell office:value="0" office:value-type="float"/>
          <table:table-cell office:value="1.5979999999999563" office:value-type="float"/>
          <table:table-cell office:value="44.67845502385801" office:value-type="float"/>
          <table:table-cell office:value="8.542734212065682" office:value-type="float"/>
          <table:table-cell office:value="6.28281333241135" office:value-type="float"/>
          <table:table-cell office:value="44.53512877540965" office:value-type="float"/>
          <table:table-cell office:value="2.8011134770334944" office:value-type="float"/>
          <table:table-cell office:value="0.7809372375213985" office:value-type="float"/>
          <table:table-cell office:value="5.398320532181431" office:value-type="float"/>
          <table:table-cell office:value="0.30559419503928587" office:value-type="float"/>
          <table:table-cell office:value="2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5" office:value-type="float"/>
          <table:table-cell office:value="-1e+20" office:value-type="float"/>
          <table:table-cell office:value="0" office:value-type="float"/>
          <table:table-cell office:value="1" office:value-type="float"/>
          <table:table-cell office:value="2.197999999999979" office:value-type="float"/>
          <table:table-cell office:value="26.97385507284512" office:value-type="float"/>
          <table:table-cell office:value="0.6358409465396992" office:value-type="float"/>
          <table:table-cell office:value="22.090238401432238" office:value-type="float"/>
          <table:table-cell office:value="16.318807561809727" office:value-type="float"/>
          <table:table-cell office:value="5.597871796565941" office:value-type="float"/>
          <table:table-cell office:value="2.0771965185209256" office:value-type="float"/>
          <table:table-cell office:value="2.336219843993452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="1" office:value-type="float"/>
          <table:table-cell office:value="0.4900000000000091" office:value-type="float"/>
          <table:table-cell office:value="21.528372095963157" office:value-type="float"/>
          <table:table-cell office:value="0.18572070485440362" office:value-type="float"/>
          <table:table-cell office:value="1.8253432005120231" office:value-type="float"/>
          <table:table-cell office:value="21.517802120190375" office:value-type="float"/>
          <table:table-cell office:value="2.395209999660419" office:value-type="float"/>
          <table:table-cell office:value="0.12232271085281798" office:value-type="float"/>
          <table:table-cell office:value="1.536836017718245" office:value-type="float"/>
          <table:table-cell office:value="0.3001481089145182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10" office:value-type="float"/>
          <table:table-cell office:value="1" office:value-type="float"/>
          <table:table-cell office:value="1.5710000000000264" office:value-type="float"/>
          <table:table-cell office:value="154.18498955044532" office:value-type="float"/>
          <table:table-cell office:value="69.56767125524081" office:value-type="float"/>
          <table:table-cell office:value="99.97401229680145" office:value-type="float"/>
          <table:table-cell office:value="94.54388919476851" office:value-type="float"/>
          <table:table-cell office:value="5.389473977167281" office:value-type="float"/>
          <table:table-cell office:value="4.24773935217917" office:value-type="float"/>
          <table:table-cell office:value="46.95073415212702" office:value-type="float"/>
          <table:table-cell office:value="0.16475232730538825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10" office:value-type="float"/>
          <table:table-cell office:value="0" office:value-type="float"/>
          <table:table-cell office:value="1.100999999999999" office:value-type="float"/>
          <table:table-cell office:value="35.32125328264775" office:value-type="float"/>
          <table:table-cell office:value="2.944989676542393" office:value-type="float"/>
          <table:table-cell office:value="0.8273056551752784" office:value-type="float"/>
          <table:table-cell office:value="35.29441698010461" office:value-type="float"/>
          <table:table-cell office:value="1.8213879122012848" office:value-type="float"/>
          <table:table-cell office:value="0.6949033423437906" office:value-type="float"/>
          <table:table-cell office:value="2.29360445435536" office:value-type="float"/>
          <table:table-cell office:value="0.11555109649528146" office:value-type="float"/>
          <table:table-cell office:value="2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5" office:value-type="float"/>
          <table:table-cell office:value="-1e+2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200.0" office:value-type="float"/>
          <table:table-cell office:value="0" office:value-type="float"/>
          <table:table-cell office:value="1.5049999999999955" office:value-type="float"/>
          <table:table-cell office:value="917.3885164684159" office:value-type="float"/>
          <table:table-cell office:value="32.8806828205937" office:value-type="float"/>
          <table:table-cell office:value="23.97224026733538" office:value-type="float"/>
          <table:table-cell office:value="917.0796072300682" office:value-type="float"/>
          <table:table-cell office:value="21.850702235256783" office:value-type="float"/>
          <table:table-cell office:value="3.4816845736941566" office:value-type="float"/>
          <table:table-cell office:value="13.059416542894144" office:value-type="float"/>
          <table:table-cell office:value="0.011136395345089027" office:value-type="float"/>
          <table:table-cell office:value="2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200.0" office:value-type="float"/>
          <table:table-cell office:value="-1e+20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44.63801896250973" office:value-type="float"/>
          <table:table-cell office:value="104.6182222557571" office:value-type="float"/>
          <table:table-cell office:value="917.0796072300682" office:value-type="float"/>
          <table:table-cell office:value="29.69528235462108" office:value-type="float"/>
          <table:table-cell office:value="20.470159706886758" office:value-type="float"/>
          <table:table-cell office:value="85.81274187897102" office:value-type="float"/>
          <table:table-cell office:value="0" office:value-type="float"/>
          <table:table-cell office:value="0.01" office:value-type="float"/>
          <table:table-cell office:value="1" office:value-type="float"/>
          <table:table-cell office:value="-12313.999999999964" office:value-type="float"/>
          <table:table-cell office:value="-0.0" office:value-type="float"/>
          <table:table-cell office:value="-11136.395345089028" office:value-type="float"/>
          <table:table-cell office:value="-917.3885164684159" office:value-type="float"/>
          <table:table-cell office:value="-24367.783861557404" office:value-type="float"/>
          <table:table-cell office:value="-23338.89566598255" office:value-type="float"/>
          <table:table-cell office:value="2" office:value-type="float"/>
          <table:table-cell office:value="1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1" office:value-type="float"/>
          <table:table-cell office:value="1.9890000000000327" office:value-type="float"/>
          <table:table-cell office:value="193.93128461758832" office:value-type="float"/>
          <table:table-cell office:value="123.98588171668854" office:value-type="float"/>
          <table:table-cell office:value="152.55026880245742" office:value-type="float"/>
          <table:table-cell office:value="33.00890037256394" office:value-type="float"/>
          <table:table-cell office:value="10.45531621729827" office:value-type="float"/>
          <table:table-cell office:value="7.182816911797027" office:value-type="float"/>
          <table:table-cell office:value="3.568953782266673" office:value-type="float"/>
          <table:table-cell office:value="8.050999999999988" office:value-type="float"/>
          <table:table-cell office:value="193.93128461758832" office:value-type="float"/>
          <table:table-cell office:value="1" office:value-type="float"/>
          <table:table-cell office:value="0" office:value-type="float"/>
          <table:table-cell office:value="123.98588171668854" office:value-type="float"/>
          <table:table-cell office:value="152.55026880245742" office:value-type="float"/>
          <table:table-cell office:value="53.519278274837546" office:value-type="float"/>
          <table:table-cell office:value="10.45531621729827" office:value-type="float"/>
          <table:table-cell office:value="10.136946453535234" office:value-type="float"/>
          <table:table-cell office:value="7.572979166062925" office:value-type="float"/>
          <table:table-cell office:value="0" office:value-type="float"/>
          <table:table-cell office:value="1" office:value-type="float"/>
          <table:table-cell office:value="2.2480000000000473" office:value-type="float"/>
          <table:table-cell office:value="53.95432439535217" office:value-type="float"/>
          <table:table-cell office:value="6.817270169829727" office:value-type="float"/>
          <table:table-cell office:value="45.98560581856411" office:value-type="float"/>
          <table:table-cell office:value="32.74860345484667" office:value-type="float"/>
          <table:table-cell office:value="6.758621815562852" office:value-type="float"/>
          <table:table-cell office:value="1.061888415829166" office:value-type="float"/>
          <table:table-cell office:value="4.828776589363703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10" office:value-type="float"/>
          <table:table-cell office:value="1" office:value-type="float"/>
          <table:table-cell office:value="2.0270000000000437" office:value-type="float"/>
          <table:table-cell office:value="100.57404660242001" office:value-type="float"/>
          <table:table-cell office:value="69.06064434794008" office:value-type="float"/>
          <table:table-cell office:value="4.224118615434369" office:value-type="float"/>
          <table:table-cell office:value="73.1140478563018" office:value-type="float"/>
          <table:table-cell office:value="1.7624494530940786" office:value-type="float"/>
          <table:table-cell office:value="1.0127242605348457" office:value-type="float"/>
          <table:table-cell office:value="2.861156973261142" office:value-type="float"/>
          <table:table-cell office:value="0.30599490875088464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10" office:value-type="float"/>
          <table:table-cell office:value="0" office:value-type="float"/>
          <table:table-cell office:value="1.6100000000000136" office:value-type="float"/>
          <table:table-cell office:value="96.72912985800475" office:value-type="float"/>
          <table:table-cell office:value="14.904172875121095" office:value-type="float"/>
          <table:table-cell office:value="2.1073391552128866" office:value-type="float"/>
          <table:table-cell office:value="96.67266634745692" office:value-type="float"/>
          <table:table-cell office:value="2.9070856722011413" office:value-type="float"/>
          <table:table-cell office:value="0.3935736580840699" office:value-type="float"/>
          <table:table-cell office:value="4.344019526844282" office:value-type="float"/>
          <table:table-cell office:value="0.30601927646861476" office:value-type="float"/>
          <table:table-cell office:value="3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5" office:value-type="float"/>
          <table:table-cell office:value="-1e+20" office:value-type="float"/>
          <table:table-cell office:value="0" office:value-type="float"/>
          <table:table-cell office:value="1" office:value-type="float"/>
          <table:table-cell office:value="2.2099999999999227" office:value-type="float"/>
          <table:table-cell office:value="29.375180517219658" office:value-type="float"/>
          <table:table-cell office:value="0.785577178389604" office:value-type="float"/>
          <table:table-cell office:value="22.789325336973036" office:value-type="float"/>
          <table:table-cell office:value="18.96681946201835" office:value-type="float"/>
          <table:table-cell office:value="4.204949860683012" office:value-type="float"/>
          <table:table-cell office:value="1.7970857288181312" office:value-type="float"/>
          <table:table-cell office:value="1.3053125019293874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="1" office:value-type="float"/>
          <table:table-cell office:value="0.48099999999999454" office:value-type="float"/>
          <table:table-cell office:value="43.78075719724715" office:value-type="float"/>
          <table:table-cell office:value="0.8717751643928602" office:value-type="float"/>
          <table:table-cell office:value="1.3109464633283565" office:value-type="float"/>
          <table:table-cell office:value="43.75496137076526" office:value-type="float"/>
          <table:table-cell office:value="1.4360773324648843" office:value-type="float"/>
          <table:table-cell office:value="1.22809065863426" office:value-type="float"/>
          <table:table-cell office:value="3.5317158838521756" office:value-type="float"/>
          <table:table-cell office:value="0.3039410274580268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10" office:value-type="float"/>
          <table:table-cell office:value="1" office:value-type="float"/>
          <table:table-cell office:value="1.6130000000000564" office:value-type="float"/>
          <table:table-cell office:value="136.62200034031866" office:value-type="float"/>
          <table:table-cell office:value="96.17021821127524" office:value-type="float"/>
          <table:table-cell office:value="75.13568324279173" office:value-type="float"/>
          <table:table-cell office:value="78.22541832586919" office:value-type="float"/>
          <table:table-cell office:value="8.799905400551381" office:value-type="float"/>
          <table:table-cell office:value="5.222009527429259" office:value-type="float"/>
          <table:table-cell office:value="39.655548490075724" office:value-type="float"/>
          <table:table-cell office:value="0.16349971114610037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10" office:value-type="float"/>
          <table:table-cell office:value="0" office:value-type="float"/>
          <table:table-cell office:value="1.0309999989999596" office:value-type="float"/>
          <table:table-cell office:value="36.79658609708857" office:value-type="float"/>
          <table:table-cell office:value="2.0777150038362846" office:value-type="float"/>
          <table:table-cell office:value="2.552314345856793" office:value-type="float"/>
          <table:table-cell office:value="36.66979837707957" office:value-type="float"/>
          <table:table-cell office:value="1.978130308407898" office:value-type="float"/>
          <table:table-cell office:value="0.7012590095251182" office:value-type="float"/>
          <table:table-cell office:value="1.2627731495075794" office:value-type="float"/>
          <table:table-cell office:value="0.11404683576785755" office:value-type="float"/>
          <table:table-cell office:value="3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5" office:value-type="float"/>
          <table:table-cell office:value="-1e+2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200.0" office:value-type="float"/>
          <table:table-cell office:value="0" office:value-type="float"/>
          <table:table-cell office:value="1.1660000000000537" office:value-type="float"/>
          <table:table-cell office:value="780.8261191876478" office:value-type="float"/>
          <table:table-cell office:value="44.08324250432492" office:value-type="float"/>
          <table:table-cell office:value="106.26812710569372" office:value-type="float"/>
          <table:table-cell office:value="778.9244466887312" office:value-type="float"/>
          <table:table-cell office:value="37.252170207894416" office:value-type="float"/>
          <table:table-cell office:value="3.746260058779828" office:value-type="float"/>
          <table:table-cell office:value="9.797811838454711" office:value-type="float"/>
          <table:table-cell office:value="0.011094824754935095" office:value-type="float"/>
          <table:table-cell office:value="3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200.0" office:value-type="float"/>
          <table:table-cell office:value="-1e+20" office:value-type="float"/>
          <table:table-cell office:value="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44.63801896250973" office:value-type="float"/>
          <table:table-cell office:value="106.26812710569372" office:value-type="float"/>
          <table:table-cell office:value="917.0796072300682" office:value-type="float"/>
          <table:table-cell office:value="37.252170207894416" office:value-type="float"/>
          <table:table-cell office:value="20.470159706886758" office:value-type="float"/>
          <table:table-cell office:value="85.81274187897102" office:value-type="float"/>
          <table:table-cell office:value="0" office:value-type="float"/>
          <table:table-cell office:value="0.01" office:value-type="float"/>
          <table:table-cell office:value="1" office:value-type="float"/>
          <table:table-cell office:value="-12385.99999900009" office:value-type="float"/>
          <table:table-cell office:value="-0.0" office:value-type="float"/>
          <table:table-cell office:value="-11094.824754935094" office:value-type="float"/>
          <table:table-cell office:value="-780.8261191876478" office:value-type="float"/>
          <table:table-cell office:value="-24261.650873122835" office:value-type="float"/>
          <table:table-cell office:value="-23338.89566598255" office:value-type="float"/>
          <table:table-cell office:value="2" office:value-type="float"/>
          <table:table-cell office:value="2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2-26T17:55:27.053331</meta:creation-date>
    <dc:date>2024-02-26T17:55:27.066707</dc:date>
    <meta:generator>http://pypi.python.org/pypi/ezodf/0.1.0$Python3.8.10 (default, Nov 22 2023, 10:22:35) 
[GCC 9.4.0]</meta:generator>
    <meta:document-statistic/>
    <meta:editing-cycles>1</meta:editing-cycles>
  </office:meta>
</office:document-meta>
</file>